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0.6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henological trait'</text:p>
          </table:table-cell>
          <table:table-cell table:style-name="ce4" office:value-type="string" calcext:value-type="string">
            <text:p>A {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henological trait'</text:p>
          </table:table-cell>
          <table:table-cell table:style-name="ce4" office:value-type="string" calcext:value-type="string">
            <text:p>A {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henological trait} that is measured by the number of vascular leav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henological trait} that is measured by the number of leaves 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henological trait} that is measured by the number of leaves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henological trait} that is measured by the number of leaves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henological trait} that is measured by the number of vegetative buds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henological trait} that is measured by the number of vascular leaves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henological trait} that is measured by the number of flower buds, fresh flowers, and/or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henological trait} that is measured by the number of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henological trait} that is measured by the number of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henological trait} that is measured by the number of ripe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henological trait} that is measured by the number of a whole plant's ripe fruits that have been abscised or removed by an herbivore and/or the number of ripe fruits on a {whole plant}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henological trait} that is measured by the number of cones (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henological trait} that is measured by the number of fresh male/pollen cones (fresh micro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henological trait} that is measured by the number of fresh male/pollen cones (fresh microsporangiate strobili)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henological trait} that is measured by the number of fresh male/pollen cones (microsporangiate strobili)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henological trait} that is measured by the number of fresh female/seed cones (fresh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henological trait} that is measured by the number of unripe female/seed cones (un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henological trait} that is measured by the number of ripe female/seed cones (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henological trait} that is measured by the number of a whole plant's ripe female/seed cones (ripe megasporangiate strobili) that have been abscised or removed by an herbivore and/or the number of ripe female/seed cones on a {whole plant}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0:11:59.180694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0:19:14.615934859</dc:date>
    <dc:creator>Brian </dc:creator>
    <meta:editing-duration>P6DT17H28M38S</meta:editing-duration>
    <meta:editing-cycles>54</meta:editing-cycles>
    <meta:generator>LibreOffice/5.1.4.2$Linux_X86_64 LibreOffice_project/10m0$Build-2</meta:generator>
    <meta:document-statistic meta:table-count="1" meta:cell-count="165" meta:object-count="0"/>
  </office:meta>
</office:document-meta>
</file>